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508cm" svg:stroke-color="#eb613d" draw:marker-start-width="0.958cm" draw:marker-end-width="0.958cm" draw:textarea-horizontal-align="center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svg:stroke-width="0.152cm" svg:stroke-color="#808080" draw:marker-start="Arrowheads_20_1" draw:marker-start-width="0.427cm" draw:marker-end="" draw:marker-end-width="0.527cm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dash" draw:stroke-dash="Fine_20_Dashed_20__28_var_29_" svg:stroke-width="0.152cm" svg:stroke-color="#808080" draw:marker-start="Arrowheads_20_1" draw:marker-start-width="0.427cm" draw:marker-end="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fill="solid" draw:fill-color="#e6e6ff" draw:textarea-horizontal-align="justify" draw:textarea-vertical-align="middle" draw:auto-grow-height="false"/>
    </style:style>
    <style:style style:name="gr29" style:family="graphic" style:parent-style-name="standard">
      <style:graphic-properties draw:stroke="dash" draw:stroke-dash="Fine_20_Dashed_20__28_var_29_" svg:stroke-width="0.152cm" svg:stroke-color="#8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fo:min-height="17.6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66pt" fo:font-weight="bold" style:font-size-asian="66pt" style:font-weight-asian="bold" style:font-size-complex="6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66pt" style:font-size-asian="66pt" style:font-size-complex="6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size="36pt" fo:font-style="normal" style:font-size-asian="36pt" style:font-style-asian="normal" style:font-size-complex="36pt" style:font-style-complex="normal"/>
    </style:style>
    <style:style style:name="T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GUI</text:span></text:p>
            <text:p><text:span text:style-name="T1"/></text:p>
            <text:p><text:span text:style-name="T2">Андрей Светлов</text:span></text:p>
            <text:p><text:span text:style-name="T2">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line draw:style-name="gr2" draw:text-style-name="P2" draw:layer="layout" svg:x1="6.35cm" svg:y1="13.97cm" svg:x2="22.225cm" svg:y2="5.08cm">
          <text:p/>
        </draw:line>
        <draw:line draw:style-name="gr2" draw:text-style-name="P2" draw:layer="layout" svg:x1="22.225cm" svg:y1="13.956cm" svg:x2="6.35cm" svg:y2="5.08cm">
          <text:p/>
        </draw:line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MV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8.255cm" svg:height="2.54cm" svg:x="3.175cm" svg:y="13.335cm">
          <text:p text:style-name="P2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5cm" svg:height="2.54cm" svg:x="15.24cm" svg:y="13.335cm">
          <text:p text:style-name="P2"><text:span text:style-name="T4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255cm" svg:height="2.54cm" svg:x="9.525cm" svg:y="6.35cm">
          <text:p text:style-name="P2"><text:span text:style-name="T4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35cm" svg:y1="13.335cm" svg:x2="12.065cm" svg:y2="8.89cm">
          <text:p/>
        </draw:line>
        <draw:line draw:style-name="gr4" draw:text-style-name="P2" draw:layer="layout" svg:x1="21.59cm" svg:y1="13.335cm" svg:x2="14.605cm" svg:y2="8.89cm">
          <text:p/>
        </draw:line>
        <draw:line draw:style-name="gr4" draw:text-style-name="P2" draw:layer="layout" svg:x1="13.335cm" svg:y1="8.89cm" svg:x2="8.89cm" svg:y2="13.335cm">
          <text:p/>
        </draw:line>
        <draw:line draw:style-name="gr4" draw:text-style-name="P2" draw:layer="layout" svg:x1="13.336cm" svg:y1="8.891cm" svg:x2="17.78cm" svg:y2="13.335cm">
          <text:p/>
        </draw:line>
        <draw:line draw:style-name="gr4" draw:text-style-name="P2" draw:layer="layout" svg:x1="15.24cm" svg:y1="13.97cm" svg:x2="11.43cm" svg:y2="13.97cm">
          <text:p/>
        </draw:line>
        <draw:line draw:style-name="gr4" draw:text-style-name="P2" draw:layer="layout" svg:x1="11.43cm" svg:y1="15.24cm" svg:x2="15.24cm" svg:y2="15.2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2" draw:layer="layout" svg:width="8.255cm" svg:height="2.54cm" svg:x="3.175cm" svg:y="13.336cm">
          <text:p text:style-name="P2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5cm" svg:height="2.54cm" svg:x="15.24cm" svg:y="13.336cm">
          <text:p text:style-name="P2"><text:span text:style-name="T4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255cm" svg:height="2.54cm" svg:x="8.89cm" svg:y="6.351cm">
          <text:p text:style-name="P2"><text:span text:style-name="T4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35cm" svg:y1="13.336cm" svg:x2="12.065cm" svg:y2="8.891cm">
          <text:p/>
        </draw:line>
        <draw:line draw:style-name="gr4" draw:text-style-name="P2" draw:layer="layout" svg:x1="19.05cm" svg:y1="13.335cm" svg:x2="14.605cm" svg:y2="8.891cm">
          <text:p/>
        </draw:line>
        <draw:line draw:style-name="gr4" draw:text-style-name="P2" draw:layer="layout" svg:x1="13.335cm" svg:y1="8.891cm" svg:x2="8.89cm" svg:y2="13.336cm">
          <text:p/>
        </draw:line>
        <draw:line draw:style-name="gr4" draw:text-style-name="P2" draw:layer="layout" svg:x1="13.336cm" svg:y1="8.892cm" svg:x2="17.78cm" svg:y2="13.336cm">
          <text:p/>
        </draw:line>
        <draw:line draw:style-name="gr4" draw:text-style-name="P2" draw:layer="layout" svg:x1="15.24cm" svg:y1="13.971cm" svg:x2="11.43cm" svg:y2="13.971cm">
          <text:p/>
        </draw:line>
        <draw:line draw:style-name="gr4" draw:text-style-name="P2" draw:layer="layout" svg:x1="11.43cm" svg:y1="15.241cm" svg:x2="15.24cm" svg:y2="15.241cm">
          <text:p/>
        </draw:line>
        <draw:custom-shape draw:style-name="gr5" draw:text-style-name="P2" draw:layer="layout" svg:width="8.255cm" svg:height="2.54cm" svg:x="17.145cm" svg:y="2.54cm">
          <text:p text:style-name="P2"><text:span text:style-name="T4">Edito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7cm" svg:y1="6.35cm" svg:x2="17.145cm" svg:y2="3.175cm">
          <text:p/>
        </draw:line>
        <draw:line draw:style-name="gr4" draw:text-style-name="P2" draw:layer="layout" svg:x1="17.145cm" svg:y1="4.445cm" svg:x2="14.605cm" svg:y2="6.35cm">
          <text:p/>
        </draw:line>
        <draw:line draw:style-name="gr4" draw:text-style-name="P2" draw:layer="layout" svg:x1="19.685cm" svg:y1="13.335cm" svg:x2="20.32cm" svg:y2="5.08cm">
          <text:p/>
        </draw:line>
        <draw:line draw:style-name="gr4" draw:text-style-name="P2" draw:layer="layout" svg:x1="21.59cm" svg:y1="5.08cm" svg:x2="20.95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custom-shape draw:style-name="gr3" draw:text-style-name="P2" draw:layer="layout" svg:width="8.255cm" svg:height="2.54cm" svg:x="3.175cm" svg:y="13.336cm">
          <text:p text:style-name="P2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255cm" svg:height="2.54cm" svg:x="15.24cm" svg:y="13.336cm">
          <text:p text:style-name="P2"><text:span text:style-name="T4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8.255cm" svg:height="2.54cm" svg:x="9.525cm" svg:y="6.35cm">
          <text:p text:style-name="P2"><text:span text:style-name="T4">Present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35cm" svg:y1="13.336cm" svg:x2="12.065cm" svg:y2="8.891cm">
          <text:p/>
        </draw:line>
        <draw:line draw:style-name="gr4" draw:text-style-name="P2" draw:layer="layout" svg:x1="21.59cm" svg:y1="13.336cm" svg:x2="14.605cm" svg:y2="8.891cm">
          <text:p/>
        </draw:line>
        <draw:line draw:style-name="gr4" draw:text-style-name="P2" draw:layer="layout" svg:x1="13.335cm" svg:y1="8.891cm" svg:x2="8.89cm" svg:y2="13.336cm">
          <text:p/>
        </draw:line>
        <draw:line draw:style-name="gr4" draw:text-style-name="P2" draw:layer="layout" svg:x1="13.336cm" svg:y1="8.892cm" svg:x2="17.78cm" svg:y2="13.336cm">
          <text:p/>
        </draw:line>
        <draw:frame presentation:style-name="pr4" draw:text-style-name="P4" draw:layer="layout" svg:width="25.199cm" svg:height="3.256cm" svg:x="1.4cm" svg:y="0.962cm" presentation:class="title">
          <draw:text-box>
            <text:p><text:span text:style-name="T5">MV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6" draw:text-style-name="P6" draw:layer="layout" svg:width="12.7cm" svg:height="8.255cm" svg:x="1.905cm" svg:y="8.89cm">
          <text:list text:style-name="L2">
            <text:list-item>
              <text:p text:style-name="P5"><text:span text:style-name="T4"><text:s/></text:span><text:span text:style-name="T4">name</text:span></text:p>
            </text:list-item>
            <text:list-item>
              <text:p text:style-name="P5"><text:span text:style-name="T4"><text:s/></text:span><text:span text:style-name="T4">start = end - length</text:span></text:p>
            </text:list-item>
            <text:list-item>
              <text:p text:style-name="P5"><text:span text:style-name="T4"><text:s/></text:span><text:span text:style-name="T4">length</text:span></text:p>
            </text:list-item>
            <text:list-item>
              <text:p text:style-name="P5"><text:span text:style-name="T4"><text:s/></text:span><text:span text:style-name="T4">end = start + length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402cm" svg:height="1.826cm" svg:x="3.81cm" svg:y="6.985cm">
          <draw:text-box>
            <text:p><text:span text:style-name="T2">Task</text:span></text:p>
          </draw:text-box>
        </draw:frame>
        <draw:custom-shape draw:style-name="gr8" draw:text-style-name="P7" draw:layer="layout" svg:width="12.7cm" svg:height="2.54cm" svg:x="12.7cm" svg:y="1.905cm">
          <text:p text:style-name="P2"><text:span text:style-name="T4">Pres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2cm" svg:height="7.62cm" svg:x="17.78cm" svg:y="8.255cm">
          <text:p text:style-name="P2"><text:span text:style-name="T4">Event </text:span></text:p>
          <text:p text:style-name="P2"><text:span text:style-name="T4">processor</text:span></text:p>
          <text:p text:style-name="P2"><text:span text:style-name="T4"/></text:p>
          <text:p text:style-name="P2"><text:span text:style-name="T6">Strategies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78cm" svg:y1="4.445cm" svg:x2="10.16cm" svg:y2="8.89cm">
          <text:p/>
        </draw:line>
        <draw:line draw:style-name="gr9" draw:text-style-name="P2" draw:layer="layout" svg:x1="14.605cm" svg:y1="13.335cm" svg:x2="17.78cm" svg:y2="12.065cm">
          <text:p/>
        </draw:line>
        <draw:line draw:style-name="gr9" draw:text-style-name="P2" draw:layer="layout" svg:x1="21.59cm" svg:y1="8.255cm" svg:x2="20.32cm" svg:y2="4.445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0" draw:text-style-name="P6" draw:layer="layout" svg:width="12.7cm" svg:height="8.255cm" svg:x="1.905cm" svg:y="8.89cm">
          <text:list text:style-name="L2">
            <text:list-item>
              <text:p text:style-name="P5"><text:span text:style-name="T4"><text:s/></text:span><text:span text:style-name="T4">name</text:span></text:p>
            </text:list-item>
            <text:list-item>
              <text:p text:style-name="P5"><text:span text:style-name="T4"><text:s/></text:span><text:span text:style-name="T4">start = end - length</text:span></text:p>
            </text:list-item>
            <text:list-item>
              <text:p text:style-name="P5"><text:span text:style-name="T4"><text:s/></text:span><text:span text:style-name="T4">length </text:span></text:p>
            </text:list-item>
            <text:list-item>
              <text:p text:style-name="P5"><text:span text:style-name="T4"><text:s/></text:span><text:span text:style-name="T4">end = start + length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402cm" svg:height="1.826cm" svg:x="3.81cm" svg:y="6.985cm">
          <draw:text-box>
            <text:p><text:span text:style-name="T2">Task</text:span></text:p>
          </draw:text-box>
        </draw:frame>
        <draw:frame draw:style-name="gr11" draw:text-style-name="P4" draw:layer="layout" svg:width="12.916cm" svg:height="2.855cm" svg:x="3.175cm" svg:y="2.225cm">
          <draw:text-box>
            <text:p><text:span text:style-name="T5">push-pull</text:span></text:p>
          </draw:text-box>
        </draw:frame>
        <draw:custom-shape draw:style-name="gr5" draw:text-style-name="P6" draw:layer="layout" svg:width="8.89cm" svg:height="5.715cm" svg:x="16.51cm" svg:y="2.54cm">
          <text:p text:style-name="P5"><text:span text:style-name="T7">Push</text:span><text:span text:style-name="T6">:</text:span></text:p>
          <text:p text:style-name="P5"><text:span text:style-name="T8">start = val</text:span></text:p>
          <text:p text:style-name="P5"><text:span text:style-name="T8">end = val + l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9cm" svg:height="7.62cm" svg:x="16.51cm" svg:y="10.16cm">
          <text:p text:style-name="P5"><text:span text:style-name="T7">Pull</text:span><text:span text:style-name="T8">:</text:span></text:p>
          <text:p text:style-name="P5"><text:span text:style-name="T8">start = val</text:span></text:p>
          <text:p text:style-name="P5"><text:span text:style-name="T9">Reaction</text:span><text:span text:style-name="T6">:</text:span></text:p>
          <text:p text:style-name="P5"><text:span text:style-name="T6">end = val + 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3" draw:text-style-name="P8" draw:layer="layout" svg:width="2.54cm" svg:height="1.27cm" svg:x="5.715cm" svg:y="10.795cm">
          <text:p text:style-name="P2"><text:span text:style-name="T10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54cm" svg:height="1.27cm" svg:x="5.715cm" svg:y="13.335cm">
          <text:p text:style-name="P2"><text:span text:style-name="T10">end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6.985cm" svg:y1="13.335cm" svg:x2="6.985cm" svg:y2="12.065cm">
          <text:p/>
        </draw:line>
        <draw:custom-shape draw:style-name="gr3" draw:text-style-name="P8" draw:layer="layout" svg:width="5.08cm" svg:height="1.27cm" svg:x="10.16cm" svg:y="3.175cm">
          <text:p text:style-name="P2"><text:span text:style-name="T10">start = val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1.27cm" svg:x="10.16cm" svg:y="5.715cm">
          <text:p text:style-name="P2"><text:span text:style-name="T10">end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7cm" svg:y1="5.715cm" svg:x2="12.7cm" svg:y2="4.445cm">
          <text:p/>
        </draw:line>
        <draw:custom-shape draw:style-name="gr3" draw:text-style-name="P8" draw:layer="layout" svg:width="5.08cm" svg:height="1.27cm" svg:x="16.51cm" svg:y="9.525cm">
          <text:p text:style-name="P2"><text:span text:style-name="T10">start = val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8.89cm" svg:height="1.27cm" svg:x="14.605cm" svg:y="12.065cm">
          <text:p text:style-name="P2"><text:span text:style-name="T10">end = val + length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9.05cm" svg:y1="12.065cm" svg:x2="19.05cm" svg:y2="10.795cm">
          <text:p/>
        </draw:line>
        <draw:path draw:style-name="gr14" draw:text-style-name="P2" draw:layer="layout" svg:width="4.578cm" svg:height="1.251cm" draw:transform="rotate (0.982794901797822) translate (4.67295007399151cm 8.19530182326428cm)" svg:viewBox="0 0 4579 1252" svg:d="m0 18121c0 0 1937-2818 4579 0">
          <text:p/>
        </draw:path>
        <draw:path draw:style-name="gr14" draw:text-style-name="P2" draw:layer="layout" svg:width="2.472cm" svg:height="5.635cm" draw:transform="skewX (1.33629712779877E-016) rotate (0.982794901797822) translate (15.6307671007694cm 5.12885271657495cm)" svg:viewBox="0 0 2473 5636" svg:d="m1585 31701c0 0 2818 4227-1585 5636">
          <text:p/>
        </draw:path>
        <draw:path draw:style-name="gr14" draw:text-style-name="P2" draw:layer="layout" svg:width="5.993cm" svg:height="7.572cm" draw:transform="rotate (0.982794901797822) translate (8.15388148002328cm 15.3916781672797cm)" svg:viewBox="0 0 5994 7573" svg:d="m5994 38217c0 0-7221-528-5812-7573">
          <text:p/>
        </draw:path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5" draw:text-style-name="P2" draw:layer="layout" svg:width="17.78cm" svg:height="17.78cm" svg:x="8.255cm" svg:y="1.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715cm" svg:height="8.255cm" svg:x="1.27cm" svg:y="4.445cm">
          <text:list text:style-name="L2">
            <text:list-item>
              <text:p text:style-name="P5"><text:span text:style-name="T4"><text:s/></text:span><text:span text:style-name="T4">name</text:span></text:p>
            </text:list-item>
            <text:list-item>
              <text:p text:style-name="P5"><text:span text:style-name="T4"><text:s/></text:span><text:span text:style-name="T4">start </text:span></text:p>
            </text:list-item>
            <text:list-item>
              <text:p text:style-name="P5"><text:span text:style-name="T4"><text:s/></text:span><text:span text:style-name="T4">length </text:span></text:p>
            </text:list-item>
            <text:list-item>
              <text:p text:style-name="P5"><text:span text:style-name="T4"><text:s/></text:span><text:span text:style-name="T4">en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892cm" svg:height="1.826cm" svg:x="1.905cm" svg:y="1.984cm">
          <draw:text-box>
            <text:p><text:span text:style-name="T2">Project</text:span></text:p>
          </draw:text-box>
        </draw:frame>
        <draw:custom-shape draw:style-name="gr17" draw:text-style-name="P9" draw:layer="layout" svg:width="12.7cm" svg:height="5.08cm" svg:x="10.16cm" svg:y="3.81cm">
          <text:list text:style-name="L2">
            <text:list-item>
              <text:p text:style-name="P5"><text:span text:style-name="T11"><text:s/></text:span><text:span text:style-name="T11">name</text:span></text:p>
            </text:list-item>
            <text:list-item>
              <text:p text:style-name="P5"><text:span text:style-name="T11"><text:s/></text:span><text:span text:style-name="T11">start = project.start</text:span></text:p>
            </text:list-item>
            <text:list-item>
              <text:p text:style-name="P5"><text:span text:style-name="T11"><text:s/></text:span><text:span text:style-name="T11">length </text:span></text:p>
            </text:list-item>
            <text:list-item>
              <text:p text:style-name="P5"><text:span text:style-name="T11"><text:s/></text:span><text:span text:style-name="T11">end = start + length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889cm" svg:height="1.673cm" svg:x="12.065cm" svg:y="1.905cm">
          <draw:text-box>
            <text:p><text:span text:style-name="T4">task 1</text:span></text:p>
          </draw:text-box>
        </draw:frame>
        <draw:custom-shape draw:style-name="gr18" draw:text-style-name="P9" draw:layer="layout" svg:width="12.7cm" svg:height="6.35cm" svg:x="10.16cm" svg:y="12.065cm">
          <text:list text:style-name="L2">
            <text:list-item>
              <text:p text:style-name="P5"><text:span text:style-name="T11"><text:s/></text:span><text:span text:style-name="T11">name</text:span></text:p>
            </text:list-item>
            <text:list-item>
              <text:p text:style-name="P5"><text:span text:style-name="T11"><text:s/></text:span><text:span text:style-name="T11">start = task1.end</text:span></text:p>
            </text:list-item>
            <text:list-item>
              <text:p text:style-name="P5"><text:span text:style-name="T11"><text:s/></text:span><text:span text:style-name="T11">length </text:span></text:p>
            </text:list-item>
            <text:list-item>
              <text:p text:style-name="P5"><text:span text:style-name="T11"><text:s/></text:span><text:span text:style-name="T11">end = start + length</text:span></text:p>
            </text:list-item>
          </text:list>
          <text:p text:style-name="P5"><text:span text:style-name="T12">end &lt; project.end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889cm" svg:height="1.673cm" svg:x="12.065cm" svg:y="10.16cm">
          <draw:text-box>
            <text:p><text:span text:style-name="T4">task 2</text:span></text:p>
          </draw:text-box>
        </draw:frame>
        <draw:polyline draw:style-name="gr19" draw:text-style-name="P2" draw:layer="layout" svg:width="4.259cm" svg:height="1.702cm" draw:transform="rotate (0.463733982254806) translate (5.33403292810724cm 6.85823035463121cm)" svg:viewBox="0 0 4260 1703" draw:points="0,17891 1704,18743 2556,17040 4260,17892">
          <text:p/>
        </draw:polyline>
        <draw:polyline draw:style-name="gr19" draw:text-style-name="P2" draw:layer="layout" svg:width="5.963cm" svg:height="6.247cm" draw:transform="rotate (0.463733982254806) translate (18.2877916211268cm 9.90646073294899cm)" svg:viewBox="0 0 5964 6248" draw:points="3692,34080 5964,35216 3408,40328 0,38624">
          <text:p/>
        </draw:polyline>
        <draw:polyline draw:style-name="gr20" draw:text-style-name="P2" draw:layer="layout" svg:width="3.975cm" svg:height="8.235cm" draw:transform="skewX (5.68810247727206E-017) rotate (0.463733982254806) translate (2.28563805137272cm 12.1924826850205cm)" svg:viewBox="0 0 3976 8236" draw:points="3124,23854 0,30102 3976,32090">
          <text:p/>
        </draw:poly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1" draw:text-style-name="P2" draw:layer="layout" svg:width="10.16cm" svg:height="6.985cm" svg:x="1.905cm" svg:y="1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16cm" svg:height="7.62cm" svg:x="3.81cm" svg:y="11.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6.349cm" svg:height="1.905cm" svg:x="3.175cm" svg:y="2.54cm">
          <text:p text:style-name="P2"><text:span text:style-name="T4">project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349cm" svg:height="1.905cm" svg:x="4.445cm" svg:y="5.08cm">
          <text:p text:style-name="P2"><text:span text:style-name="T4">task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7.619cm" svg:height="1.905cm" svg:x="5.081cm" svg:y="12.7cm">
          <text:p text:style-name="P2"><text:span text:style-name="T4">edited tas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6.984cm" svg:height="1.905cm" svg:x="5.081cm" svg:y="15.875cm">
          <text:p text:style-name="P2"><text:span text:style-name="T4">presenter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16cm" svg:height="11.43cm" svg:x="15.24cm" svg:y="2.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619cm" svg:height="1.905cm" svg:x="16.511cm" svg:y="3.81cm">
          <text:p text:style-name="P2"><text:span text:style-name="T4">project grid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.984cm" svg:height="1.905cm" svg:x="16.51cm" svg:y="10.795cm">
          <text:p text:style-name="P2"><text:span text:style-name="T4">presenter2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6.349cm" svg:height="1.905cm" svg:x="17.78cm" svg:y="6.985cm">
          <text:p text:style-name="P2"><text:span text:style-name="T4">task row</text:span></text:p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6.985cm" svg:y1="8.255cm" svg:x2="8.255cm" svg:y2="11.43cm">
          <text:p/>
        </draw:line>
        <draw:line draw:style-name="gr29" draw:text-style-name="P2" draw:layer="layout" svg:x1="12.065cm" svg:y1="5.08cm" svg:x2="15.24cm" svg:y2="5.715cm">
          <text:p/>
        </draw:line>
        <draw:frame draw:style-name="gr7" draw:text-style-name="P11" draw:layer="layout" svg:width="6.098cm" svg:height="0.962cm" svg:x="19.05cm" svg:y="13.008cm">
          <draw:text-box>
            <text:p><text:span text:style-name="T13">Synchronize utilities</text:span></text:p>
          </draw:text-box>
        </draw:frame>
        <draw:frame draw:style-name="gr7" draw:text-style-name="P11" draw:layer="layout" svg:width="4.232cm" svg:height="0.962cm" svg:x="9.525cm" svg:y="18.088cm">
          <draw:text-box>
            <text:p><text:span text:style-name="T13">Apply/Cancel</text:span></text:p>
          </draw:text-box>
        </draw:frame>
        <draw:frame draw:style-name="gr7" draw:text-style-name="P11" draw:layer="layout" svg:width="4.058cm" svg:height="0.962cm" svg:x="8.007cm" svg:y="7.293cm">
          <draw:text-box>
            <text:p><text:span text:style-name="T13">Prime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685cm" svg:x="1.4cm" svg:y="0.962cm" presentation:class="subtitle">
          <draw:text-box>
            <text:p><text:span text:style-name="T14">Dataflow</text:span></text:p>
            <text:p><text:span text:style-name="T14">programming</text:span></text:p>
            <text:p><text:span text:style-name="T14">langu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685cm" svg:x="1.4cm" svg:y="0.962cm" presentation:class="subtitle">
          <draw:text-box>
            <text:p><text:span text:style-name="T14">Trellis</text:span></text:p>
            <text:p><text:span text:style-name="T14">Reaction</text:span></text:p>
            <text:p><text:span text:style-name="T14">Coh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25.199cm" svg:height="17.686cm" svg:x="1.4cm" svg:y="0.962cm" presentation:class="subtitle">
          <draw:text-box>
            <text:p text:style-name="P13"><text:span text:style-name="T15">Framebox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Svetlov</meta:initial-creator>
    <meta:creation-date>2011-03-13T07:10:39</meta:creation-date>
    <meta:editing-duration>PT03H39M50S</meta:editing-duration>
    <meta:editing-cycles>5</meta:editing-cycles>
    <dc:date>2011-03-13T12:30:06</dc:date>
    <dc:creator>Andrew Svetlov</dc:creator>
    <meta:generator>OpenOffice.org/3.2$Unix OpenOffice.org_project/320m19$Build-9505</meta:generator>
    <meta:document-statistic meta:object-count="134"/>
  </office:meta>
</office:document-meta>
</file>